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eue-results" table:style-name="ta1">
        <table:shapes>
          <draw:frame draw:z-index="0" draw:style-name="gr1" draw:text-style-name="P1" svg:width="965.96pt" svg:height="239.61pt" svg:x="0pt" svg:y="154.91pt">
            <draw:object draw:notify-on-update-of-ranges="'queue-results'.A1:'queue-results'.A1 'queue-results'.A2:'queue-results'.A12 'queue-results'.B1:'queue-results'.B1 'queue-results'.B2:'queue-results'.B12 'queue-results'.A1:'queue-results'.A1 'queue-results'.A2:'queue-results'.A12 'queue-results'.C1:'queue-results'.C1 'queue-results'.C2:'queue-results'.C12 'queue-results'.A1:'queue-results'.A1 'queue-results'.A2:'queue-results'.A12 'queue-results'.D1:'queue-results'.D1 'queue-results'.D2:'queue-results'.D12 'queue-results'.A1:'queue-results'.A1 'queue-results'.A2:'queue-results'.A12 'queue-results'.E1:'queue-results'.E1 'queue-results'.E2:'queue-results'.E12 'queue-results'.A1:'queue-results'.A1 'queue-results'.A2:'queue-results'.A12 'queue-results'.F1:'queue-results'.F1 'queue-results'.F2:'queue-results'.F12 'queue-results'.A1:'queue-results'.A1 'queue-results'.A2:'queue-results'.A12 'queue-results'.G1:'queue-results'.G1 'queue-results'.G2:'queue-results'.G12 'queue-results'.A1:'queue-results'.A1 'queue-results'.A2:'queue-results'.A12 'queue-results'.H1:'queue-results'.H1 'queue-results'.H2:'queue-results'.H12 'queue-results'.A1:'queue-results'.A1 'queue-results'.A2:'queue-results'.A12 'queue-results'.I1:'queue-results'.I1 'queue-results'.I2:'queue-results'.I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lock-free queue"</text:p>
          </table:table-cell>
          <table:table-cell office:value-type="string" calcext:value-type="string">
            <text:p>lock-free queue with pool"</text:p>
          </table:table-cell>
          <table:table-cell office:value-type="string" calcext:value-type="string">
            <text:p>boost::lockfree::queue"</text:p>
          </table:table-cell>
          <table:table-cell office:value-type="string" calcext:value-type="string">
            <text:p>cds::container::msqueue"</text:p>
          </table:table-cell>
          <table:table-cell office:value-type="string" calcext:value-type="string">
            <text:p>cds::container::fcqueue"</text:p>
          </table:table-cell>
          <table:table-cell office:value-type="string" calcext:value-type="string">
            <text:p>tbb::concurent_queue"</text:p>
          </table:table-cell>
          <table:table-cell office:value-type="string" calcext:value-type="string">
            <text:p>std::queue with mutex"</text:p>
          </table:table-cell>
          <table:table-cell office:value-type="string" calcext:value-type="string">
            <text:p>std::queue with spin-lo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6040" calcext:value-type="float">
            <text:p>2256040</text:p>
          </table:table-cell>
          <table:table-cell office:value-type="float" office:value="3786820" calcext:value-type="float">
            <text:p>3786820</text:p>
          </table:table-cell>
          <table:table-cell office:value-type="float" office:value="3677390" calcext:value-type="float">
            <text:p>3677390</text:p>
          </table:table-cell>
          <table:table-cell office:value-type="float" office:value="2482000" calcext:value-type="float">
            <text:p>2482000</text:p>
          </table:table-cell>
          <table:table-cell office:value-type="float" office:value="3366960" calcext:value-type="float">
            <text:p>3366960</text:p>
          </table:table-cell>
          <table:table-cell office:value-type="float" office:value="3843400" calcext:value-type="float">
            <text:p>3843400</text:p>
          </table:table-cell>
          <table:table-cell office:value-type="float" office:value="3724280" calcext:value-type="float">
            <text:p>3724280</text:p>
          </table:table-cell>
          <table:table-cell office:value-type="float" office:value="3681880" calcext:value-type="float">
            <text:p>36818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0730" calcext:value-type="float">
            <text:p>2320730</text:p>
          </table:table-cell>
          <table:table-cell office:value-type="float" office:value="2019570" calcext:value-type="float">
            <text:p>2019570</text:p>
          </table:table-cell>
          <table:table-cell office:value-type="float" office:value="2015430" calcext:value-type="float">
            <text:p>2015430</text:p>
          </table:table-cell>
          <table:table-cell office:value-type="float" office:value="2090200" calcext:value-type="float">
            <text:p>2090200</text:p>
          </table:table-cell>
          <table:table-cell office:value-type="float" office:value="3418010" calcext:value-type="float">
            <text:p>3418010</text:p>
          </table:table-cell>
          <table:table-cell office:value-type="float" office:value="1987790" calcext:value-type="float">
            <text:p>1987790</text:p>
          </table:table-cell>
          <table:table-cell office:value-type="float" office:value="2044580" calcext:value-type="float">
            <text:p>2044580</text:p>
          </table:table-cell>
          <table:table-cell office:value-type="float" office:value="3524300" calcext:value-type="float">
            <text:p>3524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06740" calcext:value-type="float">
            <text:p>2206740</text:p>
          </table:table-cell>
          <table:table-cell office:value-type="float" office:value="1951400" calcext:value-type="float">
            <text:p>1951400</text:p>
          </table:table-cell>
          <table:table-cell office:value-type="float" office:value="1977170" calcext:value-type="float">
            <text:p>1977170</text:p>
          </table:table-cell>
          <table:table-cell office:value-type="float" office:value="2036340" calcext:value-type="float">
            <text:p>2036340</text:p>
          </table:table-cell>
          <table:table-cell office:value-type="float" office:value="3378590" calcext:value-type="float">
            <text:p>3378590</text:p>
          </table:table-cell>
          <table:table-cell office:value-type="float" office:value="1892130" calcext:value-type="float">
            <text:p>1892130</text:p>
          </table:table-cell>
          <table:table-cell office:value-type="float" office:value="2000260" calcext:value-type="float">
            <text:p>2000260</text:p>
          </table:table-cell>
          <table:table-cell office:value-type="float" office:value="3340450" calcext:value-type="float">
            <text:p>3340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21720" calcext:value-type="float">
            <text:p>2121720</text:p>
          </table:table-cell>
          <table:table-cell office:value-type="float" office:value="1943710" calcext:value-type="float">
            <text:p>1943710</text:p>
          </table:table-cell>
          <table:table-cell office:value-type="float" office:value="1932530" calcext:value-type="float">
            <text:p>1932530</text:p>
          </table:table-cell>
          <table:table-cell office:value-type="float" office:value="2021140" calcext:value-type="float">
            <text:p>2021140</text:p>
          </table:table-cell>
          <table:table-cell office:value-type="float" office:value="3343240" calcext:value-type="float">
            <text:p>3343240</text:p>
          </table:table-cell>
          <table:table-cell office:value-type="float" office:value="1803810" calcext:value-type="float">
            <text:p>1803810</text:p>
          </table:table-cell>
          <table:table-cell office:value-type="float" office:value="1981240" calcext:value-type="float">
            <text:p>1981240</text:p>
          </table:table-cell>
          <table:table-cell office:value-type="float" office:value="3212880" calcext:value-type="float">
            <text:p>32128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6120" calcext:value-type="float">
            <text:p>2046120</text:p>
          </table:table-cell>
          <table:table-cell office:value-type="float" office:value="1899390" calcext:value-type="float">
            <text:p>1899390</text:p>
          </table:table-cell>
          <table:table-cell office:value-type="float" office:value="1913040" calcext:value-type="float">
            <text:p>1913040</text:p>
          </table:table-cell>
          <table:table-cell office:value-type="float" office:value="1983090" calcext:value-type="float">
            <text:p>1983090</text:p>
          </table:table-cell>
          <table:table-cell office:value-type="float" office:value="3319670" calcext:value-type="float">
            <text:p>3319670</text:p>
          </table:table-cell>
          <table:table-cell office:value-type="float" office:value="1777480" calcext:value-type="float">
            <text:p>1777480</text:p>
          </table:table-cell>
          <table:table-cell office:value-type="float" office:value="1989610" calcext:value-type="float">
            <text:p>1989610</text:p>
          </table:table-cell>
          <table:table-cell office:value-type="float" office:value="3130020" calcext:value-type="float">
            <text:p>31300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98620" calcext:value-type="float">
            <text:p>1998620</text:p>
          </table:table-cell>
          <table:table-cell office:value-type="float" office:value="1818930" calcext:value-type="float">
            <text:p>1818930</text:p>
          </table:table-cell>
          <table:table-cell office:value-type="float" office:value="1826450" calcext:value-type="float">
            <text:p>1826450</text:p>
          </table:table-cell>
          <table:table-cell office:value-type="float" office:value="1919770" calcext:value-type="float">
            <text:p>1919770</text:p>
          </table:table-cell>
          <table:table-cell office:value-type="float" office:value="3203650" calcext:value-type="float">
            <text:p>3203650</text:p>
          </table:table-cell>
          <table:table-cell office:value-type="float" office:value="1761090" calcext:value-type="float">
            <text:p>1761090</text:p>
          </table:table-cell>
          <table:table-cell office:value-type="float" office:value="1919360" calcext:value-type="float">
            <text:p>1919360</text:p>
          </table:table-cell>
          <table:table-cell office:value-type="float" office:value="2664650" calcext:value-type="float">
            <text:p>26646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7491" calcext:value-type="float">
            <text:p>947491</text:p>
          </table:table-cell>
          <table:table-cell office:value-type="float" office:value="1760740" calcext:value-type="float">
            <text:p>1760740</text:p>
          </table:table-cell>
          <table:table-cell office:value-type="float" office:value="1776060" calcext:value-type="float">
            <text:p>1776060</text:p>
          </table:table-cell>
          <table:table-cell office:value-type="float" office:value="1880520" calcext:value-type="float">
            <text:p>1880520</text:p>
          </table:table-cell>
          <table:table-cell office:value-type="float" office:value="3098110" calcext:value-type="float">
            <text:p>3098110</text:p>
          </table:table-cell>
          <table:table-cell office:value-type="float" office:value="1722800" calcext:value-type="float">
            <text:p>1722800</text:p>
          </table:table-cell>
          <table:table-cell office:value-type="float" office:value="1889170" calcext:value-type="float">
            <text:p>1889170</text:p>
          </table:table-cell>
          <table:table-cell office:value-type="float" office:value="2409630" calcext:value-type="float">
            <text:p>24096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63900" calcext:value-type="float">
            <text:p>1063900</text:p>
          </table:table-cell>
          <table:table-cell office:value-type="float" office:value="1744720" calcext:value-type="float">
            <text:p>1744720</text:p>
          </table:table-cell>
          <table:table-cell office:value-type="float" office:value="1744320" calcext:value-type="float">
            <text:p>1744320</text:p>
          </table:table-cell>
          <table:table-cell office:value-type="float" office:value="1865480" calcext:value-type="float">
            <text:p>1865480</text:p>
          </table:table-cell>
          <table:table-cell office:value-type="float" office:value="3045110" calcext:value-type="float">
            <text:p>3045110</text:p>
          </table:table-cell>
          <table:table-cell office:value-type="float" office:value="1596420" calcext:value-type="float">
            <text:p>1596420</text:p>
          </table:table-cell>
          <table:table-cell office:value-type="float" office:value="1859500" calcext:value-type="float">
            <text:p>1859500</text:p>
          </table:table-cell>
          <table:table-cell office:value-type="float" office:value="2102960" calcext:value-type="float">
            <text:p>21029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3320" calcext:value-type="float">
            <text:p>1013320</text:p>
          </table:table-cell>
          <table:table-cell office:value-type="float" office:value="1717080" calcext:value-type="float">
            <text:p>1717080</text:p>
          </table:table-cell>
          <table:table-cell office:value-type="float" office:value="1729320" calcext:value-type="float">
            <text:p>1729320</text:p>
          </table:table-cell>
          <table:table-cell office:value-type="float" office:value="1858340" calcext:value-type="float">
            <text:p>1858340</text:p>
          </table:table-cell>
          <table:table-cell office:value-type="float" office:value="2980360" calcext:value-type="float">
            <text:p>2980360</text:p>
          </table:table-cell>
          <table:table-cell office:value-type="float" office:value="1428050" calcext:value-type="float">
            <text:p>1428050</text:p>
          </table:table-cell>
          <table:table-cell office:value-type="float" office:value="1855830" calcext:value-type="float">
            <text:p>1855830</text:p>
          </table:table-cell>
          <table:table-cell office:value-type="float" office:value="2031960" calcext:value-type="float">
            <text:p>20319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25334" calcext:value-type="float">
            <text:p>925334</text:p>
          </table:table-cell>
          <table:table-cell office:value-type="float" office:value="1693870" calcext:value-type="float">
            <text:p>1693870</text:p>
          </table:table-cell>
          <table:table-cell office:value-type="float" office:value="1714340" calcext:value-type="float">
            <text:p>1714340</text:p>
          </table:table-cell>
          <table:table-cell office:value-type="float" office:value="1853670" calcext:value-type="float">
            <text:p>1853670</text:p>
          </table:table-cell>
          <table:table-cell office:value-type="float" office:value="2934130" calcext:value-type="float">
            <text:p>2934130</text:p>
          </table:table-cell>
          <table:table-cell office:value-type="float" office:value="1247650" calcext:value-type="float">
            <text:p>1247650</text:p>
          </table:table-cell>
          <table:table-cell office:value-type="float" office:value="1846810" calcext:value-type="float">
            <text:p>1846810</text:p>
          </table:table-cell>
          <table:table-cell office:value-type="float" office:value="1970400" calcext:value-type="float">
            <text:p>19704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48379" calcext:value-type="float">
            <text:p>948379</text:p>
          </table:table-cell>
          <table:table-cell office:value-type="float" office:value="1688900" calcext:value-type="float">
            <text:p>1688900</text:p>
          </table:table-cell>
          <table:table-cell office:value-type="float" office:value="1694670" calcext:value-type="float">
            <text:p>1694670</text:p>
          </table:table-cell>
          <table:table-cell office:value-type="float" office:value="1847920" calcext:value-type="float">
            <text:p>1847920</text:p>
          </table:table-cell>
          <table:table-cell office:value-type="float" office:value="2887550" calcext:value-type="float">
            <text:p>2887550</text:p>
          </table:table-cell>
          <table:table-cell office:value-type="float" office:value="1136700" calcext:value-type="float">
            <text:p>1136700</text:p>
          </table:table-cell>
          <table:table-cell office:value-type="float" office:value="1833410" calcext:value-type="float">
            <text:p>1833410</text:p>
          </table:table-cell>
          <table:table-cell office:value-type="float" office:value="1993990" calcext:value-type="float">
            <text:p>19939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0:57:48.341424944</dc:date>
    <dc:creator>andrew </dc:creator>
    <meta:editing-duration>PT1M20S</meta:editing-duration>
    <meta:editing-cycles>1</meta:editing-cycles>
    <meta:document-statistic meta:table-count="1" meta:cell-count="108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078cm" svg:height="8.454cm" xlink:href=".." xlink:type="simple" chart:class="chart:scatter" chart:style-name="ch1">
        <chart:legend chart:legend-position="end" svg:x="28.792cm" svg:y="2.185cm" style:legend-expansion="high" chart:style-name="ch2"/>
        <chart:plot-area chart:style-name="ch3" table:cell-range-address="'queue-results'.A1:'queue-results'.I12" chart:data-source-has-labels="row" svg:x="0.681cm" svg:y="0.169cm" svg:width="27.43cm" svg:height="8.116cm">
          <chartooo:coordinate-region svg:x="2.228cm" svg:y="0.368cm" svg:width="25.604cm" svg:height="7.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eue-results'.B2:'queue-results'.B12" chart:label-cell-address="'queue-results'.B1:'queue-results'.B1" chart:class="chart:scatter">
            <chart:domain table:cell-range-address="'queue-results'.A2:'queue-results'.A12"/>
            <chart:data-point chart:repeated="11"/>
          </chart:series>
          <chart:series chart:style-name="ch7" chart:values-cell-range-address="'queue-results'.C2:'queue-results'.C12" chart:label-cell-address="'queue-results'.C1:'queue-results'.C1" chart:class="chart:scatter">
            <chart:data-point chart:repeated="11"/>
          </chart:series>
          <chart:series chart:style-name="ch8" chart:values-cell-range-address="'queue-results'.D2:'queue-results'.D12" chart:label-cell-address="'queue-results'.D1:'queue-results'.D1" chart:class="chart:scatter">
            <chart:data-point chart:repeated="11"/>
          </chart:series>
          <chart:series chart:style-name="ch9" chart:values-cell-range-address="'queue-results'.E2:'queue-results'.E12" chart:label-cell-address="'queue-results'.E1:'queue-results'.E1" chart:class="chart:scatter">
            <chart:data-point chart:repeated="11"/>
          </chart:series>
          <chart:series chart:style-name="ch10" chart:values-cell-range-address="'queue-results'.F2:'queue-results'.F12" chart:label-cell-address="'queue-results'.F1:'queue-results'.F1" chart:class="chart:scatter">
            <chart:data-point chart:repeated="11"/>
          </chart:series>
          <chart:series chart:style-name="ch11" chart:values-cell-range-address="'queue-results'.G2:'queue-results'.G12" chart:label-cell-address="'queue-results'.G1:'queue-results'.G1" chart:class="chart:scatter">
            <chart:data-point chart:repeated="11"/>
          </chart:series>
          <chart:series chart:style-name="ch12" chart:values-cell-range-address="'queue-results'.H2:'queue-results'.H12" chart:label-cell-address="'queue-results'.H1:'queue-results'.H1" chart:class="chart:scatter">
            <chart:data-point chart:repeated="11"/>
          </chart:series>
          <chart:series chart:style-name="ch13" chart:values-cell-range-address="'queue-results'.I2:'queue-results'.I12" chart:label-cell-address="'queue-results'.I1:'queue-results'.I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k-free queue"</text:p>
                <draw:g>
                  <svg:desc>'queue-results'.B1:'queue-results'.B1</svg:desc>
                </draw:g>
              </table:table-cell>
              <table:table-cell office:value-type="string">
                <text:p>lock-free queue with pool"</text:p>
                <draw:g>
                  <svg:desc>'queue-results'.C1:'queue-results'.C1</svg:desc>
                </draw:g>
              </table:table-cell>
              <table:table-cell office:value-type="string">
                <text:p>boost::lockfree::queue"</text:p>
                <draw:g>
                  <svg:desc>'queue-results'.D1:'queue-results'.D1</svg:desc>
                </draw:g>
              </table:table-cell>
              <table:table-cell office:value-type="string">
                <text:p>cds::container::msqueue"</text:p>
                <draw:g>
                  <svg:desc>'queue-results'.E1:'queue-results'.E1</svg:desc>
                </draw:g>
              </table:table-cell>
              <table:table-cell office:value-type="string">
                <text:p>cds::container::fcqueue"</text:p>
                <draw:g>
                  <svg:desc>'queue-results'.F1:'queue-results'.F1</svg:desc>
                </draw:g>
              </table:table-cell>
              <table:table-cell office:value-type="string">
                <text:p>tbb::concurent_queue"</text:p>
                <draw:g>
                  <svg:desc>'queue-results'.G1:'queue-results'.G1</svg:desc>
                </draw:g>
              </table:table-cell>
              <table:table-cell office:value-type="string">
                <text:p>std::queue with mutex"</text:p>
                <draw:g>
                  <svg:desc>'queue-results'.H1:'queue-results'.H1</svg:desc>
                </draw:g>
              </table:table-cell>
              <table:table-cell office:value-type="string">
                <text:p>std::queue with spin-lock"</text:p>
                <draw:g>
                  <svg:desc>'queue-results'.I1:'queue-result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ue-results'.A2:'queue-results'.A12</svg:desc>
                </draw:g>
              </table:table-cell>
              <table:table-cell office:value-type="float" office:value="2256040">
                <text:p>2256040</text:p>
                <draw:g>
                  <svg:desc>'queue-results'.B2:'queue-results'.B12</svg:desc>
                </draw:g>
              </table:table-cell>
              <table:table-cell office:value-type="float" office:value="3786820">
                <text:p>3786820</text:p>
                <draw:g>
                  <svg:desc>'queue-results'.C2:'queue-results'.C12</svg:desc>
                </draw:g>
              </table:table-cell>
              <table:table-cell office:value-type="float" office:value="3677390">
                <text:p>3677390</text:p>
                <draw:g>
                  <svg:desc>'queue-results'.D2:'queue-results'.D12</svg:desc>
                </draw:g>
              </table:table-cell>
              <table:table-cell office:value-type="float" office:value="2482000">
                <text:p>2482000</text:p>
                <draw:g>
                  <svg:desc>'queue-results'.E2:'queue-results'.E12</svg:desc>
                </draw:g>
              </table:table-cell>
              <table:table-cell office:value-type="float" office:value="3366960">
                <text:p>3366960</text:p>
                <draw:g>
                  <svg:desc>'queue-results'.F2:'queue-results'.F12</svg:desc>
                </draw:g>
              </table:table-cell>
              <table:table-cell office:value-type="float" office:value="3843400">
                <text:p>3843400</text:p>
                <draw:g>
                  <svg:desc>'queue-results'.G2:'queue-results'.G12</svg:desc>
                </draw:g>
              </table:table-cell>
              <table:table-cell office:value-type="float" office:value="3724280">
                <text:p>3724280</text:p>
                <draw:g>
                  <svg:desc>'queue-results'.H2:'queue-results'.H12</svg:desc>
                </draw:g>
              </table:table-cell>
              <table:table-cell office:value-type="float" office:value="3681880">
                <text:p>3681880</text:p>
                <draw:g>
                  <svg:desc>'queue-results'.I2:'queue-results'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20730">
                <text:p>2320730</text:p>
              </table:table-cell>
              <table:table-cell office:value-type="float" office:value="2019570">
                <text:p>2019570</text:p>
              </table:table-cell>
              <table:table-cell office:value-type="float" office:value="2015430">
                <text:p>2015430</text:p>
              </table:table-cell>
              <table:table-cell office:value-type="float" office:value="2090200">
                <text:p>2090200</text:p>
              </table:table-cell>
              <table:table-cell office:value-type="float" office:value="3418010">
                <text:p>3418010</text:p>
              </table:table-cell>
              <table:table-cell office:value-type="float" office:value="1987790">
                <text:p>1987790</text:p>
              </table:table-cell>
              <table:table-cell office:value-type="float" office:value="2044580">
                <text:p>2044580</text:p>
              </table:table-cell>
              <table:table-cell office:value-type="float" office:value="3524300">
                <text:p>3524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206740">
                <text:p>2206740</text:p>
              </table:table-cell>
              <table:table-cell office:value-type="float" office:value="1951400">
                <text:p>1951400</text:p>
              </table:table-cell>
              <table:table-cell office:value-type="float" office:value="1977170">
                <text:p>1977170</text:p>
              </table:table-cell>
              <table:table-cell office:value-type="float" office:value="2036340">
                <text:p>2036340</text:p>
              </table:table-cell>
              <table:table-cell office:value-type="float" office:value="3378590">
                <text:p>3378590</text:p>
              </table:table-cell>
              <table:table-cell office:value-type="float" office:value="1892130">
                <text:p>1892130</text:p>
              </table:table-cell>
              <table:table-cell office:value-type="float" office:value="2000260">
                <text:p>2000260</text:p>
              </table:table-cell>
              <table:table-cell office:value-type="float" office:value="3340450">
                <text:p>3340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121720">
                <text:p>2121720</text:p>
              </table:table-cell>
              <table:table-cell office:value-type="float" office:value="1943710">
                <text:p>1943710</text:p>
              </table:table-cell>
              <table:table-cell office:value-type="float" office:value="1932530">
                <text:p>1932530</text:p>
              </table:table-cell>
              <table:table-cell office:value-type="float" office:value="2021140">
                <text:p>2021140</text:p>
              </table:table-cell>
              <table:table-cell office:value-type="float" office:value="3343240">
                <text:p>3343240</text:p>
              </table:table-cell>
              <table:table-cell office:value-type="float" office:value="1803810">
                <text:p>1803810</text:p>
              </table:table-cell>
              <table:table-cell office:value-type="float" office:value="1981240">
                <text:p>1981240</text:p>
              </table:table-cell>
              <table:table-cell office:value-type="float" office:value="3212880">
                <text:p>32128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046120">
                <text:p>2046120</text:p>
              </table:table-cell>
              <table:table-cell office:value-type="float" office:value="1899390">
                <text:p>1899390</text:p>
              </table:table-cell>
              <table:table-cell office:value-type="float" office:value="1913040">
                <text:p>1913040</text:p>
              </table:table-cell>
              <table:table-cell office:value-type="float" office:value="1983090">
                <text:p>1983090</text:p>
              </table:table-cell>
              <table:table-cell office:value-type="float" office:value="3319670">
                <text:p>3319670</text:p>
              </table:table-cell>
              <table:table-cell office:value-type="float" office:value="1777480">
                <text:p>1777480</text:p>
              </table:table-cell>
              <table:table-cell office:value-type="float" office:value="1989610">
                <text:p>1989610</text:p>
              </table:table-cell>
              <table:table-cell office:value-type="float" office:value="3130020">
                <text:p>3130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998620">
                <text:p>1998620</text:p>
              </table:table-cell>
              <table:table-cell office:value-type="float" office:value="1818930">
                <text:p>1818930</text:p>
              </table:table-cell>
              <table:table-cell office:value-type="float" office:value="1826450">
                <text:p>1826450</text:p>
              </table:table-cell>
              <table:table-cell office:value-type="float" office:value="1919770">
                <text:p>1919770</text:p>
              </table:table-cell>
              <table:table-cell office:value-type="float" office:value="3203650">
                <text:p>3203650</text:p>
              </table:table-cell>
              <table:table-cell office:value-type="float" office:value="1761090">
                <text:p>1761090</text:p>
              </table:table-cell>
              <table:table-cell office:value-type="float" office:value="1919360">
                <text:p>1919360</text:p>
              </table:table-cell>
              <table:table-cell office:value-type="float" office:value="2664650">
                <text:p>2664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947491">
                <text:p>947491</text:p>
              </table:table-cell>
              <table:table-cell office:value-type="float" office:value="1760740">
                <text:p>1760740</text:p>
              </table:table-cell>
              <table:table-cell office:value-type="float" office:value="1776060">
                <text:p>1776060</text:p>
              </table:table-cell>
              <table:table-cell office:value-type="float" office:value="1880520">
                <text:p>1880520</text:p>
              </table:table-cell>
              <table:table-cell office:value-type="float" office:value="3098110">
                <text:p>3098110</text:p>
              </table:table-cell>
              <table:table-cell office:value-type="float" office:value="1722800">
                <text:p>1722800</text:p>
              </table:table-cell>
              <table:table-cell office:value-type="float" office:value="1889170">
                <text:p>1889170</text:p>
              </table:table-cell>
              <table:table-cell office:value-type="float" office:value="2409630">
                <text:p>24096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063900">
                <text:p>1063900</text:p>
              </table:table-cell>
              <table:table-cell office:value-type="float" office:value="1744720">
                <text:p>1744720</text:p>
              </table:table-cell>
              <table:table-cell office:value-type="float" office:value="1744320">
                <text:p>1744320</text:p>
              </table:table-cell>
              <table:table-cell office:value-type="float" office:value="1865480">
                <text:p>1865480</text:p>
              </table:table-cell>
              <table:table-cell office:value-type="float" office:value="3045110">
                <text:p>3045110</text:p>
              </table:table-cell>
              <table:table-cell office:value-type="float" office:value="1596420">
                <text:p>1596420</text:p>
              </table:table-cell>
              <table:table-cell office:value-type="float" office:value="1859500">
                <text:p>1859500</text:p>
              </table:table-cell>
              <table:table-cell office:value-type="float" office:value="2102960">
                <text:p>21029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013320">
                <text:p>1013320</text:p>
              </table:table-cell>
              <table:table-cell office:value-type="float" office:value="1717080">
                <text:p>1717080</text:p>
              </table:table-cell>
              <table:table-cell office:value-type="float" office:value="1729320">
                <text:p>1729320</text:p>
              </table:table-cell>
              <table:table-cell office:value-type="float" office:value="1858340">
                <text:p>1858340</text:p>
              </table:table-cell>
              <table:table-cell office:value-type="float" office:value="2980360">
                <text:p>2980360</text:p>
              </table:table-cell>
              <table:table-cell office:value-type="float" office:value="1428050">
                <text:p>1428050</text:p>
              </table:table-cell>
              <table:table-cell office:value-type="float" office:value="1855830">
                <text:p>1855830</text:p>
              </table:table-cell>
              <table:table-cell office:value-type="float" office:value="2031960">
                <text:p>20319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925334">
                <text:p>925334</text:p>
              </table:table-cell>
              <table:table-cell office:value-type="float" office:value="1693870">
                <text:p>1693870</text:p>
              </table:table-cell>
              <table:table-cell office:value-type="float" office:value="1714340">
                <text:p>1714340</text:p>
              </table:table-cell>
              <table:table-cell office:value-type="float" office:value="1853670">
                <text:p>1853670</text:p>
              </table:table-cell>
              <table:table-cell office:value-type="float" office:value="2934130">
                <text:p>2934130</text:p>
              </table:table-cell>
              <table:table-cell office:value-type="float" office:value="1247650">
                <text:p>1247650</text:p>
              </table:table-cell>
              <table:table-cell office:value-type="float" office:value="1846810">
                <text:p>1846810</text:p>
              </table:table-cell>
              <table:table-cell office:value-type="float" office:value="1970400">
                <text:p>1970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948379">
                <text:p>948379</text:p>
              </table:table-cell>
              <table:table-cell office:value-type="float" office:value="1688900">
                <text:p>1688900</text:p>
              </table:table-cell>
              <table:table-cell office:value-type="float" office:value="1694670">
                <text:p>1694670</text:p>
              </table:table-cell>
              <table:table-cell office:value-type="float" office:value="1847920">
                <text:p>1847920</text:p>
              </table:table-cell>
              <table:table-cell office:value-type="float" office:value="2887550">
                <text:p>2887550</text:p>
              </table:table-cell>
              <table:table-cell office:value-type="float" office:value="1136700">
                <text:p>1136700</text:p>
              </table:table-cell>
              <table:table-cell office:value-type="float" office:value="1833410">
                <text:p>1833410</text:p>
              </table:table-cell>
              <table:table-cell office:value-type="float" office:value="1993990">
                <text:p>19939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